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13.7cm" fo:margin-right="0cm" fo:line-height="150%" fo:text-indent="0cm" style:auto-text-indent="false" style:page-number="auto" fo:background-color="transparent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bold" officeooo:rsid="0012eb2d" officeooo:paragraph-rsid="001af120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fo:font-weight="bold" officeooo:rsid="002fab83" officeooo:paragraph-rsid="001af120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bold" officeooo:rsid="001cd4d9" officeooo:paragraph-rsid="001cd4d9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officeooo:paragraph-rsid="001af12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1af120" style:font-size-asian="14pt" style:font-size-complex="14pt"/>
    </style:style>
    <style:style style:name="P9" style:family="paragraph" style:parent-style-name="Standard">
      <style:paragraph-properties fo:line-height="150%" style:writing-mode="lr-tb"/>
      <style:text-properties style:font-name="Times New Roman" fo:font-size="14pt" officeooo:paragraph-rsid="001af120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officeooo:paragraph-rsid="001af120" style:font-size-asian="14pt" style:font-size-complex="14pt"/>
    </style:style>
    <style:style style:name="P11" style:family="paragraph" style:parent-style-name="Standard">
      <loext:graphic-properties draw:fill="none"/>
      <style:paragraph-properties fo:margin-left="9.925cm" fo:margin-right="0cm" fo:line-height="150%" fo:text-indent="0cm" style:auto-text-indent="false" fo:background-color="transparent" style:writing-mode="lr-tb"/>
      <style:text-properties style:font-name="Times New Roman" fo:font-size="14pt" officeooo:paragraph-rsid="001af120" style:font-size-asian="14pt" style:font-size-complex="14pt"/>
    </style:style>
    <style:style style:name="P12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officeooo:rsid="001af120" officeooo:paragraph-rsid="001af120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normal" officeooo:rsid="0012eb2d" officeooo:paragraph-rsid="001af12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paragraph-rsid="001dda9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rsid="001c173f" officeooo:paragraph-rsid="001c173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 style:writing-mode="lr-tb"/>
      <style:text-properties officeooo:paragraph-rsid="001af120"/>
    </style:style>
    <style:style style:name="P19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c173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dda9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dda9b" officeooo:paragraph-rsid="001dda9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1dda9b" officeooo:paragraph-rsid="001dda9b" style:font-size-asian="10pt" style:font-weight-asian="bold" style:font-size-complex="10pt" style:font-weight-complex="bold"/>
    </style:style>
    <style:style style:name="P23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1dda9b" officeooo:paragraph-rsid="001dda9b" style:font-size-asian="10pt" style:font-weight-asian="bold" style:font-size-complex="10pt" style:font-weight-complex="bold"/>
    </style:style>
    <style:style style:name="T1" style:family="text">
      <style:text-properties officeooo:rsid="000de3e6"/>
    </style:style>
    <style:style style:name="T2" style:family="text">
      <style:text-properties officeooo:rsid="0024a5c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uk" fo:country="UA" style:font-name-complex="Times New Roman1"/>
    </style:style>
    <style:style style:name="T5" style:family="text">
      <style:text-properties fo:language="uk" fo:country="UA" officeooo:rsid="0012eb2d" style:font-name-complex="Times New Roman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a5c7" style:font-weight-asian="normal" style:font-weight-complex="normal"/>
    </style:style>
    <style:style style:name="T8" style:family="text">
      <style:text-properties fo:font-weight="normal" officeooo:rsid="001af120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d4d9" style:font-weight-asian="bold" style:font-weight-complex="bold"/>
    </style:style>
    <style:style style:name="T11" style:family="text">
      <style:text-properties officeooo:rsid="0010e737"/>
    </style:style>
    <style:style style:name="T12" style:family="text">
      <style:text-properties officeooo:rsid="0012eb2d"/>
    </style:style>
    <style:style style:name="T13" style:family="text">
      <style:text-properties officeooo:rsid="001af120"/>
    </style:style>
    <style:style style:name="T1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1af120" style:font-size-asian="14pt" style:font-weight-asian="normal" style:font-size-complex="14pt" style:font-weight-complex="normal"/>
    </style:style>
    <style:style style:name="T17" style:family="text">
      <style:text-properties officeooo:rsid="001dda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М</text:span>ІНІСТЕРСТВО ОСВІТИ І НАУКИ УКРАЇН<text:bookmark text:name="page120R_mcid6"/><text:span text:style-name="T2">И</text:span><text:line-break/>НАЦІОНАЛЬНИЙ УНІВЕРСИТЕТ «ЛЬВІВСЬКА ПОЛІТЕХНІКА»<text:line-break/><text:span text:style-name="T3">Кафедра інформаційних систем та мереж</text:span></text:p>
      <text:p text:style-name="P8"/>
      <text:p text:style-name="P8"/>
      <text:p text:style-name="P8"/>
      <text:p text:style-name="P8"/>
      <text:p text:style-name="P8"/>
      <text:p text:style-name="P4">ЗВІТ</text:p>
      <text:p text:style-name="P13">про виконання лабораторної роботи № <text:span text:style-name="T17">3</text:span></text:p>
      <text:p text:style-name="P14"><text:span text:style-name="T5">«Розробка ASCII ART генератора для візуалізації текстових даних</text:span><text:span text:style-name="T4">»</text:span></text:p>
      <text:p text:style-name="P7"><text:span text:style-name="T7">з</text:span><text:span text:style-name="T6"> дисципліни "</text:span><text:span text:style-name="T8">Спеціалізовані мови програмування</text:span><text:span text:style-name="T7">”</text:span><text:span text:style-name="T9"><text:line-break/></text:span></text:p>
      <text:p text:style-name="P8"/>
      <text:p text:style-name="P9"/>
      <text:p text:style-name="P9"/>
      <text:p text:style-name="P9"/>
      <text:p text:style-name="P2"><text:span text:style-name="T2">В</text:span>икона<text:span text:style-name="T1">ла:</text:span></text:p>
      <text:p text:style-name="P10">ст. гр. <text:span text:style-name="T11">ІТ</text:span><text:span text:style-name="T12">-</text:span><text:span text:style-name="T11">3</text:span><text:span text:style-name="T12">2</text:span><text:span text:style-name="T1">,</text:span><text:line-break/><text:span text:style-name="T11">Троцько О. М.</text:span><text:span text:style-name="T1"> </text:span></text:p>
      <text:p text:style-name="P5">Прийняв:</text:p>
      <text:p text:style-name="P12">Щербак С. С.</text:p>
      <text:p text:style-name="P11"/>
      <text:p text:style-name="P11"/>
      <text:p text:style-name="P9"/>
      <text:p text:style-name="P9"/>
      <text:p text:style-name="P3"/>
      <text:p text:style-name="P1">ЛЬВІВ – 20<text:span text:style-name="T1">23</text:span></text:p>
      <text:p text:style-name="P18"><text:soft-page-break/><text:span text:style-name="T14">Мета:</text:span><text:span text:style-name="T15"> </text:span><text:span text:style-name="T16">створення додатка Генератора ASCII-арту.</text:span></text:p>
      <text:p text:style-name="P1">План роботи</text:p>
      <text:p text:style-name="P15"><text:span text:style-name="T9">Завдання 1:</text:span> Введення користувача</text:p>
      <text:p text:style-name="P15">Створіть Python-програму, яка приймає введення користувача для слова або фрази, яку треба <text:s/>перетворити в ASCII-арт.</text:p>
      <text:p text:style-name="P15"><text:span text:style-name="T9">Завдання 2:</text:span> Бібліотека ASCII-арту</text:p>
      <text:p text:style-name="P15">Інтегруйте бібліотеку ASCII-арту (наприклад, pyfiglet або art) у вашу програму для генерації ASCII-арту з введення користувача.</text:p>
      <text:p text:style-name="P15"><text:span text:style-name="T9">Завдання 3:</text:span> Вибір шрифту</text:p>
      <text:p text:style-name="P15">Дозвольте користувачам вибирати різні стилі шрифтів для свого ASCII-арту. Надайте список доступних шрифтів та дозвольте їм вибрати один.</text:p>
      <text:p text:style-name="P15"><text:span text:style-name="T9">Завдання 4: </text:span>Колір тексту</text:p>
      <text:p text:style-name="P15">Реалізуйте опцію вибору користувачем кольору тексту для їхнього ASCII-арту. Підтримуйте основний вибір кольорів (наприклад, червоний, синій, зелений).</text:p>
      <text:p text:style-name="P15"><text:span text:style-name="T9">Завдання 5:</text:span> Форматування виводу</text:p>
      <text:p text:style-name="P15">Переконайтеся, що створений ASCII-арт правильно відформатований та вирівнюється на екрані для зручності читання.</text:p>
      <text:p text:style-name="P16"><text:span text:style-name="T9">Завдання 6:</text:span> Збереження у файл</text:p>
      <text:p text:style-name="P16">Додайте функціональність для збереження створеного ASCII-арту у текстовому файлі, щоб користувачі могли легко завантажувати та обмінюватися своїми творіннями.</text:p>
      <text:p text:style-name="P16"><text:span text:style-name="T9">Завдання 7:</text:span> Розмір ARTу</text:p>
      <text:p text:style-name="P16">Дозвольте користувачам вказувати розмір (ширина і висота) ASCII-арту, який вони хочуть створити. Масштабуйте текст відповідно.</text:p>
      <text:p text:style-name="P15"><text:span text:style-name="T9">Завдання 8:</text:span> Вибір символів</text:p>
      <text:p text:style-name="P15">Дозвольте користувачам вибирати символи, які вони хочуть використовувати для створення ASCII-арту (наприклад, '@', '#', '*', тощо).</text:p>
      <text:p text:style-name="P15"><text:span text:style-name="T9"/></text:p>
      <text:p text:style-name="P15"><text:soft-page-break/><text:span text:style-name="T9">Завдання 9:</text:span> Функція попереднього перегляду</text:p>
      <text:p text:style-name="P15">Реалізуйте функцію попереднього перегляду, яка показує користувачам попередній перегляд їхнього ASCII-арту перед остаточним збереженням.</text:p>
      <text:p text:style-name="P16"><text:span text:style-name="T9">Завдання 10:</text:span> Інтерфейс, зрозумілий для користувача</text:p>
      <text:p text:style-name="P16">Створіть зручний для користувача інтерфейс командного рядку для додатка, щоб зробити його інтуїтивно зрозумілим та легким у використанні.</text:p>
      <text:p text:style-name="P15"/>
      <text:p text:style-name="P17">Код програми:</text:p>
      <text:p text:style-name="P22"># data_from_console.py</text:p>
      <text:p text:style-name="P19">"""</text:p>
      <text:p text:style-name="P19">Module: data_from_console</text:p>
      <text:p text:style-name="P19"/>
      <text:p text:style-name="P19">This module contains functions that prompt the user to enter various parameters from the console.</text:p>
      <text:p text:style-name="P19">"""</text:p>
      <text:p text:style-name="P19">import pyfiglet</text:p>
      <text:p text:style-name="P19">import termcolor</text:p>
      <text:p text:style-name="P19">from shared.input_handler import InputHandler</text:p>
      <text:p text:style-name="P19">from shared.settings import get_lab_settings</text:p>
      <text:p text:style-name="P19"/>
      <text:p text:style-name="P19">settings = get_lab_settings("lab3")</text:p>
      <text:p text:style-name="P19">FIGLET_FONT_SIZES = settings["figlet_font_sizes"]</text:p>
      <text:p text:style-name="P19"/>
      <text:p text:style-name="P19">def get_font_from_console():</text:p>
      <text:p text:style-name="P19"><text:s text:c="4"/>"""</text:p>
      <text:p text:style-name="P19"><text:s text:c="4"/>Prompts the user to enter a font name from the available fonts.</text:p>
      <text:p text:style-name="P19"/>
      <text:p text:style-name="P19"><text:s text:c="4"/>Returns:</text:p>
      <text:p text:style-name="P19"><text:s text:c="8"/>str: The selected font name.</text:p>
      <text:p text:style-name="P19"><text:s text:c="4"/>"""</text:p>
      <text:p text:style-name="P19"><text:s text:c="4"/>available_fonts = pyfiglet.FigletFont.getFonts()</text:p>
      <text:p text:style-name="P19"><text:s text:c="4"/>print("Font sizes: ", FIGLET_FONT_SIZES)</text:p>
      <text:p text:style-name="P19"><text:s text:c="4"/>font = InputHandler().get_one_of_list_input("Enter font name", available_fonts)</text:p>
      <text:p text:style-name="P19"><text:s text:c="4"/>return font</text:p>
      <text:p text:style-name="P19"/>
      <text:p text:style-name="P19">def get_width_from_console():</text:p>
      <text:p text:style-name="P19"><text:soft-page-break/><text:s text:c="4"/>"""</text:p>
      <text:p text:style-name="P19"><text:s text:c="4"/>Prompts the user to enter the width.</text:p>
      <text:p text:style-name="P19"/>
      <text:p text:style-name="P19"><text:s text:c="4"/>Returns:</text:p>
      <text:p text:style-name="P19"><text:s text:c="8"/>int: The entered width.</text:p>
      <text:p text:style-name="P19"><text:s text:c="4"/>"""</text:p>
      <text:p text:style-name="P19"><text:s text:c="4"/>width = InputHandler().get_int_input("Enter width")</text:p>
      <text:p text:style-name="P19"><text:s text:c="4"/>return width</text:p>
      <text:p text:style-name="P19"/>
      <text:p text:style-name="P19">def get_symbol_from_console():</text:p>
      <text:p text:style-name="P19"><text:s text:c="4"/>"""</text:p>
      <text:p text:style-name="P19"><text:s text:c="4"/>Prompts the user to enter a symbol.</text:p>
      <text:p text:style-name="P19"/>
      <text:p text:style-name="P19"><text:s text:c="4"/>Returns:</text:p>
      <text:p text:style-name="P19"><text:s text:c="8"/>str: The entered symbol.</text:p>
      <text:p text:style-name="P19"><text:s text:c="4"/>"""</text:p>
      <text:p text:style-name="P19"><text:s text:c="4"/>symbol = InputHandler().get_one_char_input("Enter symbol (e.g. '@', '#', '*')")</text:p>
      <text:p text:style-name="P19"><text:s text:c="4"/>return symbol</text:p>
      <text:p text:style-name="P19"/>
      <text:p text:style-name="P19">def get_color_from_console():</text:p>
      <text:p text:style-name="P19"><text:s text:c="4"/>"""</text:p>
      <text:p text:style-name="P19"><text:s text:c="4"/>Prompts the user to enter a color name from the available colors.</text:p>
      <text:p text:style-name="P19"/>
      <text:p text:style-name="P19"><text:s text:c="4"/>Returns:</text:p>
      <text:p text:style-name="P19"><text:s text:c="8"/>str: The selected color name.</text:p>
      <text:p text:style-name="P19"><text:s text:c="4"/>"""</text:p>
      <text:p text:style-name="P19"><text:s text:c="4"/>color = InputHandler().get_one_of_list_input("Enter color name", termcolor.COLORS)</text:p>
      <text:p text:style-name="P19"><text:s text:c="4"/>return color</text:p>
      <text:p text:style-name="P19"/>
      <text:p text:style-name="P19">def get_text_from_console():</text:p>
      <text:p text:style-name="P19"><text:s text:c="4"/>"""</text:p>
      <text:p text:style-name="P19"><text:s text:c="4"/>Prompts the user to enter a text.</text:p>
      <text:p text:style-name="P19"/>
      <text:p text:style-name="P19"><text:s text:c="4"/>Returns:</text:p>
      <text:p text:style-name="P19"><text:s text:c="8"/>str: The entered text.</text:p>
      <text:p text:style-name="P19"><text:s text:c="4"/>"""</text:p>
      <text:p text:style-name="P19"><text:s text:c="4"/>text = InputHandler().get_str_input("Enter text")</text:p>
      <text:p text:style-name="P19"><text:s text:c="4"/>return text</text:p>
      <text:p text:style-name="P19"/>
      <text:p text:style-name="P22"><text:soft-page-break/># figlet_generator.py</text:p>
      <text:p text:style-name="P21">"""</text:p>
      <text:p text:style-name="P21">Module: figlet_generator</text:p>
      <text:p text:style-name="P21"/>
      <text:p text:style-name="P21">This module contains the FigletGenerator class that generates figlet art based on provided text and settings.</text:p>
      <text:p text:style-name="P21">"""</text:p>
      <text:p text:style-name="P21">from pyfiglet import Figlet</text:p>
      <text:p text:style-name="P21">from termcolor import colored</text:p>
      <text:p text:style-name="P21">from UI.menu import Menu</text:p>
      <text:p text:style-name="P21">from UI.menu_item import Item</text:p>
      <text:p text:style-name="P21">from shared.settings import get_lab_settings</text:p>
      <text:p text:style-name="P21">from shared.file_handler import FileHandler</text:p>
      <text:p text:style-name="P21">from classes.lab3.figlet.figlet_settings import FigletSettings</text:p>
      <text:p text:style-name="P21">from classes.lab3.console_reader.data_from_console import get_text_from_console</text:p>
      <text:p text:style-name="P21"/>
      <text:p text:style-name="P21">settings = get_lab_settings("lab3")</text:p>
      <text:p text:style-name="P21">ART_PATH = settings["art_path"]</text:p>
      <text:p text:style-name="P21"/>
      <text:p text:style-name="P21">class FigletGenerator:</text:p>
      <text:p text:style-name="P21"><text:s text:c="4"/>"""</text:p>
      <text:p text:style-name="P21"><text:s text:c="4"/>A class that generates figlet art based on the provided text and settings.</text:p>
      <text:p text:style-name="P21"><text:s text:c="4"/>"""</text:p>
      <text:p text:style-name="P21"/>
      <text:p text:style-name="P21"><text:s text:c="4"/>def __init__(self, text=None):</text:p>
      <text:p text:style-name="P21"><text:s text:c="8"/>"""</text:p>
      <text:p text:style-name="P21"><text:s text:c="8"/>Initialize the FigletGenerator object.</text:p>
      <text:p text:style-name="P21"/>
      <text:p text:style-name="P21"><text:s text:c="8"/>Args:</text:p>
      <text:p text:style-name="P21"><text:s text:c="8"/>- text: The text to generate art from (default: None)</text:p>
      <text:p text:style-name="P21"><text:s text:c="8"/>"""</text:p>
      <text:p text:style-name="P21"><text:s text:c="8"/>self.__text = text</text:p>
      <text:p text:style-name="P21"><text:s text:c="8"/>self.__settings = FigletSettings()</text:p>
      <text:p text:style-name="P21"><text:s text:c="8"/>self.__figlet = None</text:p>
      <text:p text:style-name="P21"/>
      <text:p text:style-name="P21"><text:s text:c="4"/>def menu(self):</text:p>
      <text:p text:style-name="P21"><text:s text:c="8"/>"""</text:p>
      <text:p text:style-name="P21"><text:s text:c="8"/>Displays the menu options for the Figlet Generator.</text:p>
      <text:p text:style-name="P21"><text:s text:c="8"/>"""</text:p>
      <text:p text:style-name="P21"><text:s text:c="8"/>main_menu = Menu("\nMenu")</text:p>
      <text:p text:style-name="P21"><text:soft-page-break/><text:s text:c="8"/>main_menu.add_item(Item('1', 'Generate art', self.generate_art))</text:p>
      <text:p text:style-name="P21"><text:s text:c="8"/>main_menu.add_item(Item('2', 'Change settings', self.change_settings))</text:p>
      <text:p text:style-name="P21"><text:s text:c="8"/>main_menu.add_item(Item('3', 'Preview', self.view_art ))</text:p>
      <text:p text:style-name="P21"><text:s text:c="8"/>main_menu.add_item(Item('4', 'Save art', self.save_art))</text:p>
      <text:p text:style-name="P21"><text:s text:c="8"/>main_menu.add_item(Item('5', 'View saved art', self.view_saved_art))</text:p>
      <text:p text:style-name="P21"><text:s text:c="8"/>main_menu.add_item(Item('0', 'Exit'))</text:p>
      <text:p text:style-name="P21"><text:s text:c="12"/></text:p>
      <text:p text:style-name="P21"><text:s text:c="8"/>main_menu.run()</text:p>
      <text:p text:style-name="P21"/>
      <text:p text:style-name="P21"><text:s text:c="4"/>def get_text(self):</text:p>
      <text:p text:style-name="P21"><text:s text:c="8"/>"""</text:p>
      <text:p text:style-name="P21"><text:s text:c="8"/>Get the current text.</text:p>
      <text:p text:style-name="P21"/>
      <text:p text:style-name="P21"><text:s text:c="8"/>Returns:</text:p>
      <text:p text:style-name="P21"><text:s text:c="8"/>- The current text.</text:p>
      <text:p text:style-name="P21"><text:s text:c="8"/>"""</text:p>
      <text:p text:style-name="P21"><text:s text:c="8"/>return self.__text</text:p>
      <text:p text:style-name="P21"><text:s text:c="4"/></text:p>
      <text:p text:style-name="P21"><text:s text:c="4"/>def get_settings(self):</text:p>
      <text:p text:style-name="P21"><text:s text:c="8"/>"""</text:p>
      <text:p text:style-name="P21"><text:s text:c="8"/>Get the current settings.</text:p>
      <text:p text:style-name="P21"/>
      <text:p text:style-name="P21"><text:s text:c="8"/>Returns:</text:p>
      <text:p text:style-name="P21"><text:s text:c="8"/>- The current settings.</text:p>
      <text:p text:style-name="P21"><text:s text:c="8"/>"""</text:p>
      <text:p text:style-name="P21"><text:s text:c="8"/>return self.__settings</text:p>
      <text:p text:style-name="P21"><text:s text:c="4"/></text:p>
      <text:p text:style-name="P21"><text:s text:c="4"/>def get_figlet(self):</text:p>
      <text:p text:style-name="P21"><text:s text:c="8"/>"""</text:p>
      <text:p text:style-name="P21"><text:s text:c="8"/>Get the current figlet art.</text:p>
      <text:p text:style-name="P21"/>
      <text:p text:style-name="P21"><text:s text:c="8"/>Returns:</text:p>
      <text:p text:style-name="P21"><text:s text:c="8"/>- The current figlet art.</text:p>
      <text:p text:style-name="P21"><text:s text:c="8"/>"""</text:p>
      <text:p text:style-name="P21"><text:s text:c="8"/>return self.__figlet</text:p>
      <text:p text:style-name="P21"><text:s text:c="4"/></text:p>
      <text:p text:style-name="P21"><text:s text:c="4"/>def set_text(self, text):</text:p>
      <text:p text:style-name="P21"><text:s text:c="8"/>"""</text:p>
      <text:p text:style-name="P21"><text:s text:c="8"/>Set the text.</text:p>
      <text:p text:style-name="P21"/>
      <text:p text:style-name="P21"><text:soft-page-break/><text:s text:c="8"/>Args:</text:p>
      <text:p text:style-name="P21"><text:s text:c="8"/>- text: The text to set.</text:p>
      <text:p text:style-name="P21"><text:s text:c="8"/>"""</text:p>
      <text:p text:style-name="P21"><text:s text:c="8"/>self.__text = text</text:p>
      <text:p text:style-name="P21"/>
      <text:p text:style-name="P21"><text:s text:c="4"/>def set_settings(self, figlet_settings):</text:p>
      <text:p text:style-name="P21"><text:s text:c="8"/>"""</text:p>
      <text:p text:style-name="P21"><text:s text:c="8"/>Set the settings.</text:p>
      <text:p text:style-name="P21"/>
      <text:p text:style-name="P21"><text:s text:c="8"/>Args:</text:p>
      <text:p text:style-name="P21"><text:s text:c="8"/>- settings: The settings to set.</text:p>
      <text:p text:style-name="P21"><text:s text:c="8"/>"""</text:p>
      <text:p text:style-name="P21"><text:s text:c="8"/>self.__settings = figlet_settings</text:p>
      <text:p text:style-name="P21"/>
      <text:p text:style-name="P21"><text:s text:c="4"/>def set_figlet(self, figlet):</text:p>
      <text:p text:style-name="P21"><text:s text:c="8"/>"""</text:p>
      <text:p text:style-name="P21"><text:s text:c="8"/>Set the figlet art.</text:p>
      <text:p text:style-name="P21"/>
      <text:p text:style-name="P21"><text:s text:c="8"/>Args:</text:p>
      <text:p text:style-name="P21"><text:s text:c="8"/>- figlet: The figlet art to set.</text:p>
      <text:p text:style-name="P21"><text:s text:c="8"/>"""</text:p>
      <text:p text:style-name="P21"><text:s text:c="8"/>self.__figlet = figlet</text:p>
      <text:p text:style-name="P21"/>
      <text:p text:style-name="P21"><text:s text:c="4"/>def generate_art(self):</text:p>
      <text:p text:style-name="P21"><text:s text:c="8"/>"""</text:p>
      <text:p text:style-name="P21"><text:s text:c="8"/>Generate the figlet art based on the current text and settings.</text:p>
      <text:p text:style-name="P21"><text:s text:c="8"/>"""</text:p>
      <text:p text:style-name="P21"><text:s text:c="8"/>self.__text = get_text_from_console()</text:p>
      <text:p text:style-name="P21"><text:s text:c="8"/>self.__figlet = Figlet(font=self.__settings.get_font(), width=self.__settings.get_width())</text:p>
      <text:p text:style-name="P21"><text:s text:c="8"/>self.__figlet = self.__figlet.renderText(self.__text)</text:p>
      <text:p text:style-name="P21"/>
      <text:p text:style-name="P21"><text:s text:c="8"/>if self.__settings.get_symbol() is not None:</text:p>
      <text:p text:style-name="P21"><text:s text:c="12"/>self.modify_symbols(self.__settings.get_symbol())</text:p>
      <text:p text:style-name="P21"/>
      <text:p text:style-name="P21"><text:s text:c="8"/>print("\nArt is generated!")</text:p>
      <text:p text:style-name="P21"/>
      <text:p text:style-name="P21"><text:s text:c="4"/>def modify_symbols(self, symbol):</text:p>
      <text:p text:style-name="P21"><text:s text:c="8"/>"""</text:p>
      <text:p text:style-name="P21"><text:s text:c="8"/>Modify the symbols in the figlet art.</text:p>
      <text:p text:style-name="P21"><text:soft-page-break/></text:p>
      <text:p text:style-name="P21"><text:s text:c="8"/>Args:</text:p>
      <text:p text:style-name="P21"><text:s text:c="8"/>- symbol: The symbol to replace the existing symbols with.</text:p>
      <text:p text:style-name="P21"><text:s text:c="8"/>"""</text:p>
      <text:p text:style-name="P21"><text:s text:c="8"/>for char in self.__figlet:</text:p>
      <text:p text:style-name="P21"><text:s text:c="12"/>if char != '\n' and char != ' ':</text:p>
      <text:p text:style-name="P21"><text:s text:c="16"/>self.__figlet = self.__figlet.replace(char, symbol)</text:p>
      <text:p text:style-name="P21"/>
      <text:p text:style-name="P21"><text:s text:c="4"/>def change_settings(self):</text:p>
      <text:p text:style-name="P21"><text:s text:c="8"/>"""</text:p>
      <text:p text:style-name="P21"><text:s text:c="8"/>Change the settings for generating the figlet art.</text:p>
      <text:p text:style-name="P21"><text:s text:c="8"/>"""</text:p>
      <text:p text:style-name="P21"><text:s text:c="8"/>self.__settings.settings_menu()</text:p>
      <text:p text:style-name="P21"><text:s text:c="10"/></text:p>
      <text:p text:style-name="P21"><text:s text:c="4"/>def view_art(self):</text:p>
      <text:p text:style-name="P21"><text:s text:c="8"/>"""</text:p>
      <text:p text:style-name="P21"><text:s text:c="8"/>View the generated figlet art.</text:p>
      <text:p text:style-name="P21"><text:s text:c="8"/>"""</text:p>
      <text:p text:style-name="P21"><text:s text:c="8"/>if self.__figlet is None:</text:p>
      <text:p text:style-name="P21"><text:s text:c="12"/>print("No art to preview")</text:p>
      <text:p text:style-name="P21"><text:s text:c="8"/>else:</text:p>
      <text:p text:style-name="P21"><text:s text:c="12"/>print(colored(self.__figlet, self.__settings.get_color()))</text:p>
      <text:p text:style-name="P21"/>
      <text:p text:style-name="P21"><text:s text:c="4"/>def save_art(self):</text:p>
      <text:p text:style-name="P21"><text:s text:c="8"/>"""</text:p>
      <text:p text:style-name="P21"><text:s text:c="8"/>Save the generated figlet art to a file.</text:p>
      <text:p text:style-name="P21"><text:s text:c="8"/>"""</text:p>
      <text:p text:style-name="P21"><text:s text:c="8"/>if self.__figlet is None:</text:p>
      <text:p text:style-name="P21"><text:s text:c="12"/>print("No art to save")</text:p>
      <text:p text:style-name="P21"><text:s text:c="12"/>return</text:p>
      <text:p text:style-name="P21"><text:s text:c="8"/>saved_file = FileHandler(ART_PATH)</text:p>
      <text:p text:style-name="P21"><text:s text:c="8"/>saved_file.write_to_file(self.__figlet)</text:p>
      <text:p text:style-name="P21"/>
      <text:p text:style-name="P21"><text:s text:c="4"/>def view_saved_art(self):</text:p>
      <text:p text:style-name="P21"><text:s text:c="8"/>"""</text:p>
      <text:p text:style-name="P21"><text:s text:c="8"/>View the saved figlet art from a file.</text:p>
      <text:p text:style-name="P21"><text:s text:c="8"/>"""</text:p>
      <text:p text:style-name="P21"><text:s text:c="8"/>saved_file = FileHandler(ART_PATH)</text:p>
      <text:p text:style-name="P21"><text:s text:c="8"/>saved_file.read_from_file()</text:p>
      <text:p text:style-name="P22"/>
      <text:p text:style-name="P22"><text:soft-page-break/># figlet_settings.py</text:p>
      <text:p text:style-name="P21">"""</text:p>
      <text:p text:style-name="P21">A module that defines the FigletSettings class representing the settings for a Figlet program.</text:p>
      <text:p text:style-name="P21">"""</text:p>
      <text:p text:style-name="P21">from UI.menu import Menu</text:p>
      <text:p text:style-name="P21">from UI.menu_item import Item</text:p>
      <text:p text:style-name="P21">from classes.lab3.console_reader.data_from_console import get_font_from_console, get_width_from_console, get_symbol_from_console, get_color_from_console</text:p>
      <text:p text:style-name="P21">from shared.settings import get_lab_settings</text:p>
      <text:p text:style-name="P21"/>
      <text:p text:style-name="P21">settings = get_lab_settings("lab3")</text:p>
      <text:p text:style-name="P21">DEFAULT_FIGLET_SETTINGS = settings["default_figlet_settings"]</text:p>
      <text:p text:style-name="P21">DEFAULT_FONT = DEFAULT_FIGLET_SETTINGS["font"]</text:p>
      <text:p text:style-name="P21">DEFAULT_WIDTH = DEFAULT_FIGLET_SETTINGS["width"]</text:p>
      <text:p text:style-name="P21">DEFAULT_COLOR = DEFAULT_FIGLET_SETTINGS["color"]</text:p>
      <text:p text:style-name="P21"/>
      <text:p text:style-name="P21">class FigletSettings():</text:p>
      <text:p text:style-name="P21"><text:s text:c="4"/>"""</text:p>
      <text:p text:style-name="P21"><text:s text:c="4"/>Class representing the settings for a Figlet program.</text:p>
      <text:p text:style-name="P21"><text:s text:c="4"/>"""</text:p>
      <text:p text:style-name="P21"/>
      <text:p text:style-name="P21"><text:s text:c="4"/>def __init__(self):</text:p>
      <text:p text:style-name="P21"><text:s text:c="8"/>"""</text:p>
      <text:p text:style-name="P21"><text:s text:c="8"/>Initialize the FigletSettings object with default settings.</text:p>
      <text:p text:style-name="P21"><text:s text:c="8"/>"""</text:p>
      <text:p text:style-name="P21"><text:s text:c="8"/>self._font = DEFAULT_FONT</text:p>
      <text:p text:style-name="P21"><text:s text:c="8"/>self._width = DEFAULT_WIDTH</text:p>
      <text:p text:style-name="P21"><text:s text:c="8"/>self._symbol = None</text:p>
      <text:p text:style-name="P21"><text:s text:c="8"/>self._color = DEFAULT_COLOR</text:p>
      <text:p text:style-name="P21"/>
      <text:p text:style-name="P21"><text:s text:c="4"/>def set_font(self, font):</text:p>
      <text:p text:style-name="P21"><text:s text:c="8"/>"""</text:p>
      <text:p text:style-name="P21"><text:s text:c="8"/>Set the font for the Figlet program.</text:p>
      <text:p text:style-name="P21"/>
      <text:p text:style-name="P21"><text:s text:c="8"/>Args:</text:p>
      <text:p text:style-name="P21"><text:s text:c="12"/>font (str): The font to set.</text:p>
      <text:p text:style-name="P21"><text:s text:c="8"/>"""</text:p>
      <text:p text:style-name="P21"><text:s text:c="8"/>self._font = font</text:p>
      <text:p text:style-name="P21"/>
      <text:p text:style-name="P21"><text:soft-page-break/><text:s text:c="4"/>def set_width(self, width):</text:p>
      <text:p text:style-name="P21"><text:s text:c="8"/>"""</text:p>
      <text:p text:style-name="P21"><text:s text:c="8"/>Set the width for the Figlet program.</text:p>
      <text:p text:style-name="P21"/>
      <text:p text:style-name="P21"><text:s text:c="8"/>Args:</text:p>
      <text:p text:style-name="P21"><text:s text:c="12"/>width (int): The width to set.</text:p>
      <text:p text:style-name="P21"><text:s text:c="8"/>"""</text:p>
      <text:p text:style-name="P21"><text:s text:c="8"/>self._width = width</text:p>
      <text:p text:style-name="P21"/>
      <text:p text:style-name="P21"><text:s text:c="4"/>def set_symbol(self, symbol):</text:p>
      <text:p text:style-name="P21"><text:s text:c="8"/>"""</text:p>
      <text:p text:style-name="P21"><text:s text:c="8"/>Set the symbol for the Figlet program.</text:p>
      <text:p text:style-name="P21"/>
      <text:p text:style-name="P21"><text:s text:c="8"/>Args:</text:p>
      <text:p text:style-name="P21"><text:s text:c="12"/>symbol (str): The symbol to set.</text:p>
      <text:p text:style-name="P21"><text:s text:c="8"/>"""</text:p>
      <text:p text:style-name="P21"><text:s text:c="8"/>self._symbol = symbol</text:p>
      <text:p text:style-name="P21"/>
      <text:p text:style-name="P21"><text:s text:c="4"/>def set_color(self, color):</text:p>
      <text:p text:style-name="P21"><text:s text:c="8"/>"""</text:p>
      <text:p text:style-name="P21"><text:s text:c="8"/>Set the color for the Figlet program.</text:p>
      <text:p text:style-name="P21"/>
      <text:p text:style-name="P21"><text:s text:c="8"/>Args:</text:p>
      <text:p text:style-name="P21"><text:s text:c="12"/>color (str): The color to set.</text:p>
      <text:p text:style-name="P21"><text:s text:c="8"/>"""</text:p>
      <text:p text:style-name="P21"><text:s text:c="8"/>self._color = color</text:p>
      <text:p text:style-name="P21"/>
      <text:p text:style-name="P21"><text:s text:c="4"/>def get_font(self):</text:p>
      <text:p text:style-name="P21"><text:s text:c="8"/>"""</text:p>
      <text:p text:style-name="P21"><text:s text:c="8"/>Get the current font for the Figlet program.</text:p>
      <text:p text:style-name="P21"/>
      <text:p text:style-name="P21"><text:s text:c="8"/>Returns:</text:p>
      <text:p text:style-name="P21"><text:s text:c="12"/>str: The current font.</text:p>
      <text:p text:style-name="P21"><text:s text:c="8"/>"""</text:p>
      <text:p text:style-name="P21"><text:s text:c="8"/>return self._font</text:p>
      <text:p text:style-name="P21"><text:s text:c="4"/></text:p>
      <text:p text:style-name="P21"><text:s text:c="4"/>def get_width(self):</text:p>
      <text:p text:style-name="P21"><text:s text:c="8"/>"""</text:p>
      <text:p text:style-name="P21"><text:s text:c="8"/>Get the current width for the Figlet program.</text:p>
      <text:p text:style-name="P21"/>
      <text:p text:style-name="P21"><text:soft-page-break/><text:s text:c="8"/>Returns:</text:p>
      <text:p text:style-name="P21"><text:s text:c="12"/>int: The current width.</text:p>
      <text:p text:style-name="P21"><text:s text:c="8"/>"""</text:p>
      <text:p text:style-name="P21"><text:s text:c="8"/>return self._width</text:p>
      <text:p text:style-name="P21"><text:s text:c="4"/></text:p>
      <text:p text:style-name="P21"><text:s text:c="4"/>def get_symbol(self):</text:p>
      <text:p text:style-name="P21"><text:s text:c="8"/>"""</text:p>
      <text:p text:style-name="P21"><text:s text:c="8"/>Get the current symbol for the Figlet program.</text:p>
      <text:p text:style-name="P21"/>
      <text:p text:style-name="P21"><text:s text:c="8"/>Returns:</text:p>
      <text:p text:style-name="P21"><text:s text:c="12"/>str: The current symbol.</text:p>
      <text:p text:style-name="P21"><text:s text:c="8"/>"""</text:p>
      <text:p text:style-name="P21"><text:s text:c="8"/>return self._symbol</text:p>
      <text:p text:style-name="P21"><text:s text:c="4"/></text:p>
      <text:p text:style-name="P21"><text:s text:c="4"/>def get_color(self):</text:p>
      <text:p text:style-name="P21"><text:s text:c="8"/>"""</text:p>
      <text:p text:style-name="P21"><text:s text:c="8"/>Get the current color for the Figlet program.</text:p>
      <text:p text:style-name="P21"/>
      <text:p text:style-name="P21"><text:s text:c="8"/>Returns:</text:p>
      <text:p text:style-name="P21"><text:s text:c="12"/>str: The current color.</text:p>
      <text:p text:style-name="P21"><text:s text:c="8"/>"""</text:p>
      <text:p text:style-name="P21"><text:s text:c="8"/>return self._color</text:p>
      <text:p text:style-name="P21"/>
      <text:p text:style-name="P21"><text:s text:c="4"/>def get_settings(self):</text:p>
      <text:p text:style-name="P21"><text:s text:c="8"/>"""</text:p>
      <text:p text:style-name="P21"><text:s text:c="8"/>Get the current settings for the Figlet program.</text:p>
      <text:p text:style-name="P21"/>
      <text:p text:style-name="P21"><text:s text:c="8"/>Returns:</text:p>
      <text:p text:style-name="P21"><text:s text:c="12"/>dict: A dictionary containing the current settings.</text:p>
      <text:p text:style-name="P21"><text:s text:c="8"/>"""</text:p>
      <text:p text:style-name="P21"><text:s text:c="8"/>figlet_settings = {</text:p>
      <text:p text:style-name="P21"><text:s text:c="12"/>"font": self._font,</text:p>
      <text:p text:style-name="P21"><text:s text:c="12"/>"width": self._width,</text:p>
      <text:p text:style-name="P21"><text:s text:c="12"/>"symbol": self._symbol,</text:p>
      <text:p text:style-name="P21"><text:s text:c="12"/>"color": self._color,</text:p>
      <text:p text:style-name="P21"><text:s text:c="8"/>}</text:p>
      <text:p text:style-name="P21"><text:s text:c="8"/>return figlet_settings</text:p>
      <text:p text:style-name="P21"><text:s text:c="4"/></text:p>
      <text:p text:style-name="P21"><text:s text:c="4"/>def print_settings(self):</text:p>
      <text:p text:style-name="P21"><text:s text:c="8"/>"""</text:p>
      <text:p text:style-name="P21"><text:soft-page-break/><text:s text:c="8"/>Print the current settings for the Figlet program.</text:p>
      <text:p text:style-name="P21"><text:s text:c="8"/>"""</text:p>
      <text:p text:style-name="P21"><text:s text:c="8"/>print("\nSettings:")</text:p>
      <text:p text:style-name="P21"><text:s text:c="8"/>for key, value in self.get_settings().items():</text:p>
      <text:p text:style-name="P21"><text:s text:c="12"/>print(f"{key}: {value}")</text:p>
      <text:p text:style-name="P21"/>
      <text:p text:style-name="P21"><text:s text:c="4"/>def settings_menu(self):</text:p>
      <text:p text:style-name="P21"><text:s text:c="8"/>"""</text:p>
      <text:p text:style-name="P21"><text:s text:c="8"/>Display the settings menu for the Figlet program.</text:p>
      <text:p text:style-name="P21"><text:s text:c="8"/>"""</text:p>
      <text:p text:style-name="P21"><text:s text:c="8"/>settings_menu = Menu("\nSettings Menu")</text:p>
      <text:p text:style-name="P21"><text:s text:c="8"/>settings_menu.set_color('grey')</text:p>
      <text:p text:style-name="P21"><text:s text:c="8"/>settings_menu.add_item(Item('1', 'View Settings', self.print_settings))</text:p>
      <text:p text:style-name="P21"><text:s text:c="8"/>settings_menu.add_item(Item('2', 'Change Font', self.change_font))</text:p>
      <text:p text:style-name="P21"><text:s text:c="8"/>settings_menu.add_item(Item('3', 'Change Width', self.change_width))</text:p>
      <text:p text:style-name="P21"><text:s text:c="8"/>settings_menu.add_item(Item('4', 'Change Symbol', self.change_symbol))</text:p>
      <text:p text:style-name="P21"><text:s text:c="8"/>settings_menu.add_item(Item('5', 'Change Color', self.change_color))</text:p>
      <text:p text:style-name="P21"><text:s text:c="8"/>settings_menu.add_item(Item('0', 'Back'))</text:p>
      <text:p text:style-name="P21"/>
      <text:p text:style-name="P21"><text:s text:c="8"/>settings_menu.run()</text:p>
      <text:p text:style-name="P21"/>
      <text:p text:style-name="P21"><text:s text:c="4"/>def change_font(self):</text:p>
      <text:p text:style-name="P21"><text:s text:c="8"/>"""</text:p>
      <text:p text:style-name="P21"><text:s text:c="8"/>Change the font for the Figlet program.</text:p>
      <text:p text:style-name="P21"><text:s text:c="8"/>"""</text:p>
      <text:p text:style-name="P21"><text:s text:c="8"/>new_font = get_font_from_console()</text:p>
      <text:p text:style-name="P21"><text:s text:c="8"/>self._font = new_font</text:p>
      <text:p text:style-name="P21"><text:s text:c="8"/>print("\nFont was changed to", self._font)</text:p>
      <text:p text:style-name="P21"/>
      <text:p text:style-name="P21"><text:s text:c="4"/>def change_width(self):</text:p>
      <text:p text:style-name="P21"><text:s text:c="8"/>"""</text:p>
      <text:p text:style-name="P21"><text:s text:c="8"/>Change the width for the Figlet program.</text:p>
      <text:p text:style-name="P21"><text:s text:c="8"/>"""</text:p>
      <text:p text:style-name="P21"><text:s text:c="8"/>new_width = get_width_from_console()</text:p>
      <text:p text:style-name="P21"><text:s text:c="8"/>print(new_width)</text:p>
      <text:p text:style-name="P21"><text:s text:c="8"/>self._width = new_width</text:p>
      <text:p text:style-name="P21"><text:s text:c="8"/>print("\nWidth was changed to", self._width)</text:p>
      <text:p text:style-name="P21"/>
      <text:p text:style-name="P21"><text:s text:c="4"/>def change_symbol(self):</text:p>
      <text:p text:style-name="P21"><text:s text:c="8"/>"""</text:p>
      <text:p text:style-name="P21"><text:soft-page-break/><text:s text:c="8"/>Change the symbol for the Figlet program.</text:p>
      <text:p text:style-name="P21"><text:s text:c="8"/>"""</text:p>
      <text:p text:style-name="P21"><text:s text:c="8"/>new_symbol = get_symbol_from_console()</text:p>
      <text:p text:style-name="P21"><text:s text:c="8"/>self._symbol = new_symbol</text:p>
      <text:p text:style-name="P21"><text:s text:c="8"/>print("\nSymbol was changed to", self._symbol)</text:p>
      <text:p text:style-name="P21"/>
      <text:p text:style-name="P21"><text:s text:c="4"/>def change_color(self):</text:p>
      <text:p text:style-name="P21"><text:s text:c="8"/>"""</text:p>
      <text:p text:style-name="P21"><text:s text:c="8"/>Change the color for the Figlet program.</text:p>
      <text:p text:style-name="P21"><text:s text:c="8"/>"""</text:p>
      <text:p text:style-name="P21"><text:s text:c="8"/>new_color = get_color_from_console()</text:p>
      <text:p text:style-name="P21"><text:s text:c="8"/>self._color = new_color</text:p>
      <text:p text:style-name="P21"><text:s text:c="8"/>print("\nColor was changed to", self._color)</text:p>
      <text:p text:style-name="P22"/>
      <text:p text:style-name="P22"># runner.py</text:p>
      <text:p text:style-name="P20">"""</text:p>
      <text:p text:style-name="P20">Module: run_figlet_generator</text:p>
      <text:p text:style-name="P20"/>
      <text:p text:style-name="P20">Module provides a simple script to run the Figlet text generator for Lab 3.</text:p>
      <text:p text:style-name="P20"/>
      <text:p text:style-name="P20">"""</text:p>
      <text:p text:style-name="P20"/>
      <text:p text:style-name="P20">from classes.lab3.figlet.figlet_generator import FigletGenerator</text:p>
      <text:p text:style-name="P20"/>
      <text:p text:style-name="P20">def run():</text:p>
      <text:p text:style-name="P20"><text:s text:c="4"/>"""</text:p>
      <text:p text:style-name="P20"><text:s text:c="4"/>Initializes and runs the Figlet text generator.</text:p>
      <text:p text:style-name="P20"><text:s text:c="4"/>"""</text:p>
      <text:p text:style-name="P20"><text:s text:c="4"/>figlet_generator = FigletGenerator()</text:p>
      <text:p text:style-name="P20"><text:s text:c="4"/>figlet_generator.menu()</text:p>
      <text:p text:style-name="P15"/>
      <text:p text:style-name="P6">GitHub Repository: <text:a xlink:type="simple" xlink:href="https://github.com/trolchiha/SPL-labs.git" text:style-name="Internet_20_link" text:visited-style-name="Visited_20_Internet_20_Link"><text:span text:style-name="T6">https://github.com/trolchiha/SPL-labs.git</text:span></text:a></text:p>
      <text:p text:style-name="P15"><text:span text:style-name="T9">Виснов</text:span><text:span text:style-name="T10">о</text:span><text:span text:style-name="T9">к:</text:span> <text:span text:style-name="T13">під час виконання лабораторної роботи навчилася</text:span> створ<text:span text:style-name="T13">ювати</text:span> універсальний Генератор ASCII-арту, який дозволить користувачам налаштовувати свої творіння з різними шрифтами, кольорами, розмірами та символам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3:21:14.876664730</meta:creation-date>
    <dc:date>2023-12-18T10:58:15.967025034</dc:date>
    <meta:editing-duration>PT23M13S</meta:editing-duration>
    <meta:editing-cycles>5</meta:editing-cycles>
    <meta:generator>LibreOffice/7.6.4.1$Linux_X86_64 LibreOffice_project/60$Build-1</meta:generator>
    <meta:document-statistic meta:table-count="0" meta:image-count="0" meta:object-count="0" meta:page-count="13" meta:paragraph-count="381" meta:word-count="1332" meta:character-count="12926" meta:non-whitespace-character-count="9844"/>
  </office:meta>
</office:document-meta>
</file>